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000000" draw:marker-start-width="0.519cm" draw:marker-end-width="0.519cm" draw:stroke-linejoin="miter" draw:fill="none" draw:textarea-vertical-align="middle" fo:padding-top="0.232cm" fo:padding-bottom="0.232cm" fo:padding-left="0.357cm" fo:padding-right="0.35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6d" draw:opacity="100%" draw:textarea-horizontal-align="justify" draw:textarea-vertical-align="middle" draw:auto-grow-height="false" fo:min-height="0.224cm" fo:min-width="0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6d" draw:opacity="100%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058cm" svg:y1="0.851cm" svg:x2="1.645cm" svg:y2="0.851cm">
          <text:p/>
        </draw:line>
        <draw:custom-shape draw:style-name="gr2" draw:text-style-name="P2" draw:layer="layout" svg:width="0.508cm" svg:height="0.508cm" svg:x="0.597cm" svg:y="0.59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76cm" fo:margin-bottom="0.076cm" fo:margin-left="0.076cm" fo:margin-right="0.076cm" fo:page-width="1.702cm" fo:page-height="1.7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3-07T21:43:23.239024815</meta:creation-date>
    <dc:date>2022-06-06T19:09:12.892078252</dc:date>
    <meta:editing-duration>PT18H11M28S</meta:editing-duration>
    <meta:editing-cycles>37</meta:editing-cycles>
    <meta:generator>LibreOffice/7.1.5.2$Linux_X86_64 LibreOffice_project/10$Build-2</meta:generator>
    <meta:document-statistic meta:object-count="2"/>
  </office:meta>
</office:document-meta>
</file>